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ee20" officeooo:paragraph-rsid="0010ee2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ee20" officeooo:paragraph-rsid="0010ee2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0ee20" officeooo:paragraph-rsid="0010ee2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27899" officeooo:paragraph-rsid="0012789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4133e" officeooo:paragraph-rsid="0014133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64739" officeooo:paragraph-rsid="00164739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ravspecifikation</text:p>
      <text:p text:style-name="P3"/>
      <text:p text:style-name="P4">Det ska vara en fin bakgrund.</text:p>
      <text:p text:style-name="P5">När man klickar på avataren ska ljud uppstå.</text:p>
      <text:p text:style-name="P5">Någon form av musik – Tempo!</text:p>
      <text:p text:style-name="P5">Avataren ska säga något när den blir klickad på. </text:p>
      <text:p text:style-name="P5">Det ska finns poäng. Om det går!</text:p>
      <text:p text:style-name="P6"/>
      <text:p text:style-name="P5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0:06:21.334334000</meta:creation-date>
    <dc:date>2015-11-13T10:59:58.532333000</dc:date>
    <meta:editing-duration>PT44S</meta:editing-duration>
    <meta:editing-cycles>5</meta:editing-cycles>
    <meta:generator>LibreOffice/4.1.2.3$MacOSX_x86 LibreOffice_project/40b2d7fde7e8d2d7bc5a449dc65df4d08a7dd38</meta:generator>
    <meta:document-statistic meta:table-count="0" meta:image-count="0" meta:object-count="0" meta:page-count="1" meta:paragraph-count="6" meta:word-count="36" meta:character-count="199" meta:non-whitespace-character-count="167"/>
  </office:meta>
</office:document-meta>
</file>